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eadersWrapperTests.acce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eadersWrapperTests.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eadersWrapperTests.asHttp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eadersWrapperTests.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eadersWrapperTests.acceptChar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eadersWrapperTests.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eadersWrapperTests.r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eadersWrapperTests.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